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17f" officeooo:paragraph-rsid="001d317f"/>
    </style:style>
    <style:style style:name="T1" style:family="text">
      <style:text-properties officeooo:rsid="001d31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命令行的执行方式：</text:p>
      <text:p text:style-name="Standard">cmd<text:span text:style-name="T1">1；cmd2；cmd3；cmd4；顺序执行</text:span></text:p>
      <text:p text:style-name="Standard">cmd<text:span text:style-name="T1">1&amp;cmd2&amp;cmd3&amp;cmd3&amp; 后台并发执行</text:span></text:p>
      <text:p text:style-name="P1">&amp;&amp; 遇到第一个错误停止运行</text:p>
      <text:p text:style-name="P1">||遇到第一个成功停止执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21:56.240050185</meta:creation-date>
    <dc:date>2017-02-25T17:24:33.046637677</dc:date>
    <meta:editing-duration>PT2M37S</meta:editing-duration>
    <meta:editing-cycles>1</meta:editing-cycles>
    <meta:document-statistic meta:table-count="0" meta:image-count="0" meta:object-count="0" meta:page-count="1" meta:paragraph-count="5" meta:word-count="52" meta:character-count="87" meta:non-whitespace-character-count="85"/>
    <meta:generator>LibreOffice/5.1.4.2$Linux_X86_64 LibreOffice_project/10m0$Build-2</meta:generator>
  </office:meta>
</office:document-meta>
</file>